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test</text:p>
          </table:table-cell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test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 style:data-style-name="N2" text:time-value="10:18:32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9T16:18:46.137000000</dc:date>
    <meta:editing-duration>P1DT11H35M43S</meta:editing-duration>
    <meta:editing-cycles>7</meta:editing-cycles>
    <meta:document-statistic meta:table-count="1" meta:cell-count="58" meta:object-count="0"/>
  </office:meta>
</office:document-meta>
</file>